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 manifest:media-type="application/vnd.sun.star.oleobject"/>
  <manifest:file-entry manifest:full-path="Object 1" manifest:media-type="application/vnd.sun.star.oleobject"/>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 manifest:media-type="application/vnd.sun.star.oleobjec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P3" style:family="paragraph" style:parent-style-name="Figure_20_Body1">
      <style:paragraph-properties fo:margin-top="0cm" fo:margin-bottom="0cm" loext:contextual-spacing="false"/>
    </style:style>
    <style:style style:name="P4" style:family="paragraph" style:parent-style-name="Standard">
      <style:paragraph-properties fo:margin-left="0.635cm" fo:margin-right="0cm" fo:text-align="justify" style:justify-single-word="false" fo:text-indent="-0.635cm" style:auto-text-indent="false"/>
      <style:text-properties officeooo:rsid="0010c3d5" officeooo:paragraph-rsid="0010c3d5"/>
    </style:style>
    <style:style style:name="P5" style:family="paragraph" style:parent-style-name="Standard">
      <style:paragraph-properties fo:margin-left="0.635cm" fo:margin-right="0cm" fo:text-align="justify" style:justify-single-word="false" fo:text-indent="-0.635cm" style:auto-text-indent="false"/>
    </style:style>
    <style:style style:name="P6" style:family="paragraph" style:parent-style-name="Standard" style:list-style-name="WW8Num6">
      <style:paragraph-properties fo:margin-left="0.635cm" fo:margin-right="0cm" fo:text-align="justify" style:justify-single-word="false" fo:text-indent="-0.635cm" style:auto-text-indent="false"/>
    </style:style>
    <style:style style:name="P7" style:family="paragraph" style:parent-style-name="Standard" style:list-style-name="WW8Num6">
      <style:paragraph-properties fo:margin-left="0.635cm" fo:margin-right="0cm" fo:text-align="justify" style:justify-single-word="false" fo:text-indent="-0.635cm" style:auto-text-indent="false"/>
      <style:text-properties officeooo:paragraph-rsid="0013aebc"/>
    </style:style>
    <style:style style:name="P8" style:family="paragraph" style:parent-style-name="Standard" style:list-style-name="L1">
      <style:paragraph-properties fo:margin-left="0.635cm" fo:margin-right="0cm" fo:text-align="justify" style:justify-single-word="false" fo:text-indent="-0.635cm" style:auto-text-indent="false"/>
      <style:text-properties officeooo:paragraph-rsid="0010c3d5"/>
    </style:style>
    <style:style style:name="P9" style:family="paragraph" style:parent-style-name="Standard">
      <style:paragraph-properties fo:margin-left="0.635cm" fo:margin-right="0cm" fo:text-align="justify" style:justify-single-word="false" fo:text-indent="-0.635cm" style:auto-text-indent="false"/>
      <style:text-properties officeooo:paragraph-rsid="0010c3d5"/>
    </style:style>
    <style:style style:name="P10" style:family="paragraph" style:parent-style-name="Standard">
      <style:paragraph-properties fo:margin-left="0.635cm" fo:margin-right="0cm" fo:text-align="justify" style:justify-single-word="false" fo:text-indent="-0.635cm" style:auto-text-indent="false"/>
      <style:text-properties officeooo:paragraph-rsid="00123d87"/>
    </style:style>
    <style:style style:name="P11" style:family="paragraph" style:parent-style-name="Standard" style:list-style-name="WW8Num6">
      <style:paragraph-properties fo:margin-left="0.635cm" fo:margin-right="0cm" fo:line-height="100%" fo:text-align="justify" style:justify-single-word="false" fo:text-indent="-0.635cm" style:auto-text-indent="false"/>
    </style:style>
    <style:style style:name="P12" style:family="paragraph" style:parent-style-name="Standard">
      <style:paragraph-properties fo:margin-left="0.635cm" fo:margin-right="0cm" fo:text-align="justify" style:justify-single-word="false" fo:text-indent="-0.635cm" style:auto-text-indent="false"/>
      <style:text-properties officeooo:rsid="00123d87" officeooo:paragraph-rsid="00123d87"/>
    </style:style>
    <style:style style:name="P13" style:family="paragraph" style:parent-style-name="Standard">
      <style:paragraph-properties fo:margin-left="0.635cm" fo:margin-right="0cm" fo:line-height="115%" fo:text-align="justify" style:justify-single-word="false" fo:text-indent="-0.635cm" style:auto-text-indent="false"/>
      <style:text-properties officeooo:paragraph-rsid="00123d87"/>
    </style:style>
    <style:style style:name="P14" style:family="paragraph" style:parent-style-name="Standard">
      <style:paragraph-properties fo:margin-left="0cm" fo:margin-right="0cm" fo:text-align="justify" style:justify-single-word="false" fo:text-indent="0cm" style:auto-text-indent="false"/>
      <style:text-properties officeooo:rsid="0010c3d5" officeooo:paragraph-rsid="0010c3d5"/>
    </style:style>
    <style:style style:name="P15" style:family="paragraph" style:parent-style-name="Standard" style:list-style-name="WW8Num6">
      <style:paragraph-properties fo:margin-left="0cm" fo:margin-right="0cm" fo:text-align="justify" style:justify-single-word="false" fo:text-indent="0cm" style:auto-text-indent="false"/>
      <style:text-properties officeooo:rsid="0010c3d5" officeooo:paragraph-rsid="0010c3d5"/>
    </style:style>
    <style:style style:name="P16" style:family="paragraph" style:parent-style-name="Standard" style:list-style-name="WW8Num6">
      <style:paragraph-properties fo:margin-left="0cm" fo:margin-right="0cm" fo:line-height="100%" fo:text-align="justify" style:justify-single-word="false" fo:text-indent="0cm" style:auto-text-indent="false"/>
      <style:text-properties officeooo:rsid="0010c3d5" officeooo:paragraph-rsid="0010c3d5"/>
    </style:style>
    <style:style style:name="P17" style:family="paragraph" style:parent-style-name="Standard">
      <style:paragraph-properties fo:margin-left="0cm" fo:margin-right="0cm" fo:line-height="115%" fo:text-align="justify" style:justify-single-word="false" fo:text-indent="0cm" style:auto-text-indent="false"/>
      <style:text-properties officeooo:rsid="0010c3d5" officeooo:paragraph-rsid="00123d87"/>
    </style:style>
    <style:style style:name="P18" style:family="paragraph" style:parent-style-name="Standard">
      <style:paragraph-properties fo:margin-left="0cm" fo:margin-right="0cm" fo:text-align="justify" style:justify-single-word="false" fo:text-indent="0cm" style:auto-text-indent="false"/>
      <style:text-properties officeooo:paragraph-rsid="0010c3d5"/>
    </style:style>
    <style:style style:name="P19" style:family="paragraph" style:parent-style-name="Standard">
      <style:paragraph-properties fo:margin-left="0cm" fo:margin-right="0cm" fo:text-align="justify" style:justify-single-word="false" fo:text-indent="0cm" style:auto-text-indent="false"/>
      <style:text-properties officeooo:paragraph-rsid="00123d87"/>
    </style:style>
    <style:style style:name="P20" style:family="paragraph" style:parent-style-name="Standard">
      <style:paragraph-properties fo:margin-left="0cm" fo:margin-right="0cm" fo:text-align="justify" style:justify-single-word="false" fo:text-indent="0cm" style:auto-text-indent="false"/>
      <style:text-properties officeooo:rsid="00123d87" officeooo:paragraph-rsid="00123d87"/>
    </style:style>
    <style:style style:name="P21" style:family="paragraph" style:parent-style-name="Standard">
      <style:paragraph-properties fo:margin-left="0cm" fo:margin-right="0cm" fo:line-height="115%" fo:text-align="justify" style:justify-single-word="false" fo:text-indent="0cm" style:auto-text-indent="false"/>
      <style:text-properties officeooo:paragraph-rsid="0010c3d5"/>
    </style:style>
    <style:style style:name="P22"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71b1"/>
    </style:style>
    <style:style style:name="P23" style:family="paragraph" style:parent-style-name="Standard">
      <style:paragraph-properties fo:margin-left="0cm" fo:margin-right="0cm" fo:line-height="115%" fo:text-align="justify" style:justify-single-word="false" fo:text-indent="0cm" style:auto-text-indent="false"/>
      <style:text-properties officeooo:rsid="001471b1" officeooo:paragraph-rsid="0014aa12"/>
    </style:style>
    <style:style style:name="P24" style:family="paragraph" style:parent-style-name="Standard">
      <style:paragraph-properties fo:margin-left="0cm" fo:margin-right="0cm" fo:line-height="115%" fo:text-align="justify" style:justify-single-word="false" fo:text-indent="0cm" style:auto-text-indent="false"/>
      <style:text-properties officeooo:rsid="0014aa12" officeooo:paragraph-rsid="0014aa12"/>
    </style:style>
    <style:style style:name="P25" style:family="paragraph" style:parent-style-name="Text_20_body_20_indent">
      <style:paragraph-properties fo:margin-left="0cm" fo:margin-right="0cm" fo:text-align="justify" style:justify-single-word="false" fo:text-indent="0cm" style:auto-text-indent="false"/>
      <style:text-properties fo:font-size="14pt" fo:font-weight="bold" style:font-size-asian="14pt" style:font-weight-asian="bold" style:font-size-complex="14pt"/>
    </style:style>
    <style:style style:name="P26" style:family="paragraph" style:parent-style-name="Figure_20_Title">
      <style:paragraph-properties fo:text-align="justify" style:justify-single-word="false"/>
      <style:text-properties officeooo:rsid="0013aebc" officeooo:paragraph-rsid="0013aebc"/>
    </style:style>
    <style:style style:name="P27" style:family="paragraph" style:parent-style-name="Figure_20_Title">
      <style:paragraph-properties fo:text-align="justify" style:justify-single-word="false"/>
      <style:text-properties officeooo:rsid="0013aebc" officeooo:paragraph-rsid="001471b1"/>
    </style:style>
    <style:style style:name="P28" style:family="paragraph" style:parent-style-name="Figure_20_Title">
      <style:paragraph-properties fo:line-height="150%" fo:text-align="justify" style:justify-single-word="false"/>
      <style:text-properties officeooo:rsid="0013aebc" officeooo:paragraph-rsid="0013aebc"/>
    </style:style>
    <style:style style:name="P29" style:family="paragraph" style:parent-style-name="Footer">
      <style:paragraph-properties fo:margin-left="0cm" fo:margin-right="0.635cm" fo:text-indent="1.27cm" style:auto-text-indent="false"/>
    </style:style>
    <style:style style:name="P30" style:family="paragraph" style:parent-style-name="Footer">
      <style:paragraph-properties fo:margin-left="0cm" fo:margin-right="0.635cm" fo:text-indent="0cm" style:auto-text-indent="false"/>
    </style:style>
    <style:style style:name="P31" style:family="paragraph" style:parent-style-name="Heading_20_1" style:master-page-name="Standard">
      <style:paragraph-properties fo:margin-top="0cm" fo:margin-bottom="0cm" loext:contextual-spacing="false" fo:text-align="center" style:justify-single-word="false" style:page-number="1"/>
    </style:style>
    <style:style style:name="P32" style:family="paragraph" style:parent-style-name="Heading_20_1">
      <style:paragraph-properties fo:margin-left="0cm" fo:margin-right="0cm" fo:text-align="justify" style:justify-single-word="false" fo:text-indent="0cm" style:auto-text-indent="false"/>
    </style:style>
    <style:style style:name="T1" style:family="text">
      <style:text-properties officeooo:rsid="0010c3d5"/>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0c3d5"/>
    </style:style>
    <style:style style:name="T4" style:family="text">
      <style:text-properties officeooo:rsid="0011b02a"/>
    </style:style>
    <style:style style:name="T5" style:family="text">
      <style:text-properties officeooo:rsid="00123d87"/>
    </style:style>
    <style:style style:name="T6" style:family="text">
      <style:text-properties officeooo:rsid="0013aebc"/>
    </style:style>
    <style:style style:name="T7" style:family="text">
      <style:text-properties style:font-name="Times New Roman" fo:font-size="12pt" style:font-size-asian="12pt"/>
    </style:style>
    <style:style style:name="T8" style:family="text">
      <style:text-properties style:font-name="Times New Roman" fo:font-size="12pt" officeooo:rsid="0013aebc" style:font-size-asian="12pt"/>
    </style:style>
    <style:style style:name="T9" style:family="text">
      <style:text-properties style:font-name="Times New Roman" fo:font-size="12pt" fo:font-style="italic" style:font-size-asian="12pt" style:font-style-asian="italic"/>
    </style:style>
    <style:style style:name="T10" style:family="text">
      <style:text-properties style:text-underline-style="none"/>
    </style:style>
    <style:style style:name="T11" style:family="text">
      <style:text-properties officeooo:rsid="0014aa12"/>
    </style:style>
    <style:style style:name="T12" style:family="text"/>
    <style:style style:name="fr1" style:family="graphic" style:parent-style-name="OLE">
      <style:graphic-properties fo:margin-left="0cm" fo:margin-right="0cm" style:vertical-pos="top" style:vertical-rel="baseline" fo:padding="0.002cm" fo:border="none" draw:ole-draw-aspect="1" draw:visible-area-width="13.468cm" draw:visible-area-height="11.166cm"/>
    </style:style>
    <style:style style:name="fr2" style:family="graphic" style:parent-style-name="OLE">
      <style:graphic-properties fo:margin-left="0cm" fo:margin-right="0cm" style:vertical-pos="top" style:vertical-rel="baseline" fo:padding="0.002cm" fo:border="none" draw:ole-draw-aspect="1" draw:visible-area-width="6.827cm" draw:visible-area-height="4.869cm"/>
    </style:style>
    <style:style style:name="fr3" style:family="graphic" style:parent-style-name="OLE">
      <style:graphic-properties fo:margin-left="0cm" fo:margin-right="0cm" style:vertical-pos="top" style:vertical-rel="baseline" fo:padding="0.002cm" fo:border="none" draw:ole-draw-aspect="1" draw:visible-area-width="9.078cm" draw:visible-area-height="2.671cm"/>
    </style:style>
    <text:list-style style:name="L1">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Assignment for Module 10</text:h>
      <text:p text:style-name="Text_20_body_20_indent">The assignment for Module 10 involves problems for schema conversion. Problems 1 to 4 involve the ERD in Figure 1.</text:p>
      <text:p text:style-name="P1"><draw:frame draw:style-name="fr1" draw:name="Object1" text:anchor-type="as-char" svg:width="13.467cm" svg:height="11.165cm" draw:z-index="0"><draw:object-ole xlink:href="./Object 1" xlink:type="simple" xlink:show="embed" xlink:actuate="onLoad"/><draw:image xlink:href="./ObjectReplacements/Object 1" xlink:type="simple" xlink:show="embed" xlink:actuate="onLoad"/></draw:frame></text:p>
      <text:p text:style-name="Figure_20_Title">Figure 1: ERD for Problems 1 to 4</text:p>
      <text:p text:style-name="P25">1. Requirements for Data Modeling Problems</text:p>
      <text:list xml:id="list7114182675973067616" text:style-name="WW8Num6">
        <text:list-item>
          <text:p text:style-name="P6">For the ERD in Figure 1, you should indicate the applications of the entity type rule. For each entity type rule application, you should identify the table name, primary key, and other columns. You do not need to write CREATE TABLE statements.</text:p>
        </text:list-item>
      </text:list>
      <text:p text:style-name="P4">Ans. <text:s/>The entity type rule is applied 5 times for each entity. They are --</text:p>
      <text:list xml:id="list7024302494475138249" text:style-name="L1">
        <text:list-header>
          <text:p text:style-name="P8"><text:s text:c="3"/><text:span text:style-name="T1">i. </text:span><text:s/><text:span text:style-name="T1">Student ( </text:span><text:span text:style-name="T3">StdNo</text:span><text:span text:style-name="T1">, StdName, StdAddress, StdCity, StdState, StdZip, StdEmail )</text:span></text:p>
        </text:list-header>
      </text:list>
      <text:p text:style-name="P9"/>
      <text:p text:style-name="P9"><text:soft-page-break/></text:p>
      <text:p text:style-name="P4"><text:tab/>ii. <text:s/>Institution ( <text:span text:style-name="T2">InstID</text:span>, InstName, InstMascot )</text:p>
      <text:p text:style-name="P4"><text:tab/>iii. Lender ( LenderNo, LendName )</text:p>
      <text:p text:style-name="P4"><text:tab/>iv. Loan ( <text:span text:style-name="T2">LoanNo</text:span>, ProcDate, DisbMethod, DisbBank, DateAuth, NoteValue, Subsidized, <text:tab/>Rate)</text:p>
      <text:p text:style-name="P4"><text:tab/>v. DisburseLine ( <text:span text:style-name="T2">DateSent</text:span>, Amount, OrigFee, GuarFee )</text:p>
      <text:p text:style-name="P14"/>
      <text:p text:style-name="P14"/>
      <text:list xml:id="list105840836106091" text:continue-list="list7114182675973067616" text:style-name="WW8Num6">
        <text:list-item>
          <text:p text:style-name="P6">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p>
          <text:p text:style-name="P6"/>
          <text:p text:style-name="P15">Ans. <text:tab/>There are 3 applications of the 1-M relationship to the Loan relation. They are the ‘Given <text:tab/>To’, ‘Uses’ <text:span text:style-name="T5">and </text:span><text:s/>‘Authorizes’ relationships. The schema for Loan relation will now be--</text:p>
          <text:p text:style-name="P16"/>
        </text:list-item>
      </text:list>
      <text:p text:style-name="P17"><text:tab/>Loan ( <text:span text:style-name="T2">LoanNo</text:span>, ProcDate, DisbMethod, DisbBank, DateAuth, NoteValue, </text:p>
      <text:p text:style-name="P17"><text:tab/>Subsidized, Rate, <text:span text:style-name="T6">StdNo, InstID, LenderNo )</text:span> </text:p>
      <text:p text:style-name="P17"><text:span text:style-name="T4"><text:tab/>FOREIGN KEY (StdNo) REFERENCES Student, </text:span></text:p>
      <text:p text:style-name="P17"><text:span text:style-name="T4"><text:tab/>FOREIGN KEY (InstID) REFERENCES Institution, </text:span></text:p>
      <text:p text:style-name="P17"><text:span text:style-name="T4"><text:tab/>FOREIGN KEY (LenderNo) REFERENCES Lender , </text:span></text:p>
      <text:p text:style-name="P17"><text:span text:style-name="T4"><text:tab/>StdNo NOT NULL, InstID NOT <text:s/>NULL, LenderNo NOT NULL </text:span></text:p>
      <text:p text:style-name="P21"/>
      <text:p text:style-name="P18"/>
      <text:p text:style-name="P18"/>
      <text:p text:style-name="P18"/>
      <text:p text:style-name="P18"/>
      <text:p text:style-name="P18"><text:soft-page-break/></text:p>
      <text:p text:style-name="P18"/>
      <text:p text:style-name="P18"/>
      <text:list xml:id="list105840826751055" text:continue-numbering="true" text:style-name="WW8Num6">
        <text:list-item>
          <text:p text:style-name="P7">For the ERD in Figure 1, you should indicate applications of the M-N relationship rule. For each M-N relationship rule application, you should list the table name, primary key, and other columns.</text:p>
          <text:p text:style-name="P11"/>
        </text:list-item>
      </text:list>
      <text:p text:style-name="P20">Ans. <text:s/>There are no applications of the M-N relationship rule.</text:p>
      <text:p text:style-name="P5"/>
      <text:p text:style-name="P5"/>
      <text:list xml:id="list105841140999400" text:continue-numbering="true" text:style-name="WW8Num6">
        <text:list-item>
          <text:p text:style-name="P6">For the ERD in Figure 1, you should indicate applications of the identifying relationship rule. For each identifying relationship rule application, you should indicate the changes to the tables you listed in problem 2.</text:p>
          <text:p text:style-name="P6"/>
        </text:list-item>
      </text:list>
      <text:p text:style-name="P12">Ans.<text:tab/>There is one application of the Identifying relationship i.e the ‘sent’ relationship between <text:tab/>the Loan relation and the DisburseLine which is a weak entity. DisburseLine relation will <text:tab/>get the primary key of Loan relation (LoanNo) as a foreign key and DateSent + LoanNo <text:tab/>together will act as the primary key for the DisburseLine relation.</text:p>
      <text:p text:style-name="P12"/>
      <text:p text:style-name="P13"><text:tab/><text:tab/><text:span text:style-name="T1">DisburseLine ( </text:span><text:span text:style-name="T3">DateSent</text:span><text:span text:style-name="T1">, </text:span><text:span text:style-name="T3">LoanNo</text:span><text:span text:style-name="T1">, Amount, OrigFee, GuarFee )</text:span></text:p>
      <text:p text:style-name="P13"><text:tab/><text:tab/><text:span text:style-name="T6">FOREIGN KEY (LoanNo) REFERENCES Loan</text:span></text:p>
      <text:p text:style-name="P10"><text:tab/><text:tab/></text:p>
      <text:p text:style-name="P10"/>
      <text:p text:style-name="P10"/>
      <text:p text:style-name="P10"/>
      <text:p text:style-name="P10"><text:soft-page-break/></text:p>
      <text:p text:style-name="P19"/>
      <text:list xml:id="list105841407157319" text:continue-numbering="true" text:style-name="WW8Num6">
        <text:list-item>
          <text:p text:style-name="P6">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3"><draw:frame draw:style-name="fr2" draw:name="Object2" text:anchor-type="as-char" svg:width="6.832cm" svg:height="4.852cm" draw:z-index="1"><draw:object-ole xlink:href="./Object 2" xlink:type="simple" xlink:show="embed" xlink:actuate="onLoad"/><draw:image xlink:href="./ObjectReplacements/Object 2" xlink:type="simple" xlink:show="embed" xlink:actuate="onLoad"/></draw:frame></text:p>
      <text:p text:style-name="Figure_20_Title">Figure 2: ERD for Conversion Problem 5</text:p>
      <text:p text:style-name="Figure_20_Title"/>
      <text:p text:style-name="P28">Ans. <text:s text:c="3"/>Account (<text:span text:style-name="T2">AcctId</text:span>, AcctName, Balance, SubAcctId) </text:p>
      <text:p text:style-name="P28"><text:s text:c="11"/>FOREIGN KEY (SubAcctId) REFERENCES Account</text:p>
      <text:p text:style-name="P28"/>
      <text:p text:style-name="P26"><text:tab/>Conversion Rules: </text:p>
      <text:p text:style-name="P26"><text:tab/>i. <text:span text:style-name="T7">Use the entity type rule to convert each entity type</text:span></text:p>
      <text:p text:style-name="P27"><text:span text:style-name="T7"><text:tab/>ii. Use the 1-M relationship rule for all relationships</text:span></text:p>
      <text:p text:style-name="Figure_20_Title"/>
      <text:p text:style-name="Figure_20_Title"/>
      <text:p text:style-name="Figure_20_Title"/>
      <text:p text:style-name="Figure_20_Title"/>
      <text:p text:style-name="Figure_20_Title"/>
      <text:p text:style-name="Figure_20_Title"><text:soft-page-break/></text:p>
      <text:list xml:id="list105840510633027" text:continue-numbering="true" text:style-name="WW8Num6">
        <text:list-item>
          <text:p text:style-name="P6">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2"><draw:frame draw:style-name="fr3" draw:name="Object3" text:anchor-type="as-char" svg:width="9.079cm" svg:height="2.672cm" draw:z-index="2"><draw:object-ole xlink:href="./Object 3" xlink:type="simple" xlink:show="embed" xlink:actuate="onLoad"/><draw:image xlink:href="./ObjectReplacements/Object 3" xlink:type="simple" xlink:show="embed" xlink:actuate="onLoad"/></draw:frame></text:p>
      <text:p text:style-name="Figure_20_Title">Figure 3: ERD for Conversion Problem 6</text:p>
      <text:h text:style-name="P32" text:outline-level="1"/>
      <text:p text:style-name="P22">Ans. <text:tab/>Owner ( <text:span text:style-name="T2">OwnId,</text:span><text:span text:style-name="T10"> OwnName, OwnPhone </text:span>)</text:p>
      <text:p text:style-name="P22"/>
      <text:p text:style-name="P22"><text:tab/>Property ( <text:span text:style-name="T2">PropId</text:span>, BldgName, UnitNo, Bdrms )</text:p>
      <text:p text:style-name="P22"/>
      <text:p text:style-name="P22"><text:tab/>Shar<text:span text:style-name="T11">es</text:span> ( <text:span text:style-name="T2">OwnId</text:span>, <text:span text:style-name="T2">PropId</text:span>, StartWeek, EndWeek)</text:p>
      <text:p text:style-name="P22"><text:tab/>FOREIGN KEY (OwnId) REFERENCES Owner,</text:p>
      <text:p text:style-name="P22"><text:tab/>FOREIGN KEY (PropId) REFERENCES Property</text:p>
      <text:p text:style-name="P22"/>
      <text:p text:style-name="P22"/>
      <text:p text:style-name="P22"><text:tab/><text:span text:style-name="T11">Conversion Rules : </text:span></text:p>
      <text:p text:style-name="P22"/>
      <text:p text:style-name="P23"><text:span text:style-name="T6"><text:tab/>i. </text:span><text:span text:style-name="T8">Use the entity type rule to convert each entity type</text:span></text:p>
      <text:p text:style-name="P24"><text:span text:style-name="T8"><text:tab/>i</text:span><text:span text:style-name="T7">i. Use the M-N rule to convert the </text:span><text:span text:style-name="T9">shares</text:span><text:span text:style-name="T7"> relationsh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en" fo:country="IN" style:language-asian="en" style:country-asian="IN"/>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P2" style:family="paragraph" style:parent-style-name="Footer">
      <style:paragraph-properties fo:margin-left="0cm" fo:margin-right="0.635cm" fo:text-indent="0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11">
      <number:month/>
      <number:text>/</number:text>
      <number:day/>
      <number:text>/</number:text>
      <number:year number:style="long"/>
    </number:date-style>
  </office:automatic-styles>
  <office:master-styles>
    <style:master-page style:name="Standard" style:page-layout-name="Mpm1">
      <style:header>
        <text:p text:style-name="Header"><text:date style:data-style-name="N111" text:date-value="2019-08-01T10:58:39.993898132">8/1/2019</text:date><text:tab/>Assignment for Module 10<text:tab/>Page <text:span text:style-name="Page_20_Number"><text:page-number text:select-page="current">4</text:page-number></text:span></text:p>
      </style:header>
      <style:header-first>
        <text:p text:style-name="Header"/>
      </style:header-first>
      <style:footer>
        <text:p text:style-name="MP1"/>
        <text:p text:style-name="MP2"/>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meta:initial-creator>Michael Mannino</meta:initial-creator>
    <meta:creation-date>1998-01-23T02:35:00</meta:creation-date>
    <dc:date>2019-08-01T10:58:39.886782286</dc:date>
    <meta:print-date>2015-08-24T14:54:00</meta:print-date>
    <meta:editing-cycles>218</meta:editing-cycles>
    <meta:editing-duration>PT6H19M40S</meta:editing-duration>
    <meta:generator>LibreOffice/5.1.6.2$Linux_X86_64 LibreOffice_project/10m0$Build-2</meta:generator>
    <meta:document-statistic meta:table-count="0" meta:image-count="0" meta:object-count="3" meta:page-count="5" meta:paragraph-count="47" meta:word-count="608" meta:character-count="3798" meta:non-whitespace-character-count="3172"/>
  </office:meta>
</office:document-meta>
</file>